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5b9bd5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6944in" style:font-size-asian="0.56944in" style:font-size-complex="0.569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nsolas" style:font-family-generic-complex="modern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0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Consolas" style:font-family-generic="modern" style:font-family-generic-complex="modern" style:font-pitch="fixed" style:font-pitch-complex="fixed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3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2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8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7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7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7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0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9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5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6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81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3" draw:name="Tytuł 1" svg:x="1.66667in" svg:y="1.22743in" svg:width="10in" svg:height="2.61111in" presentation:class="title" presentation:placeholder="false">
          <draw:text-box>
            <text:p text:style-name="a362" text:class-names="" text:cond-style-name=""><text:span text:style-name="a360" text:class-names="">Zmienne</text:span><text:span text:style-name="a361" text:class-names=""/></text:p>
          </draw:text-box>
          <svg:title/>
          <svg:desc/>
        </draw:frame>
        <draw:frame draw:id="id64" presentation:style-name="a370" draw:name="Podtytuł 2" svg:x="1.66667in" svg:y="3.93924in" svg:width="10in" svg:height="1.81076in" presentation:class="subtitle" presentation:placeholder="false">
          <draw:text-box>
            <text:p text:style-name="a369" text:class-names="" text:cond-style-name=""><text:span text:style-name="a364" text:class-names="">Ćwiczenie praktyczne w<text:s text:c="1"/></text:span><text:span text:style-name="a365" text:class-names="">Blockly</text:span><text:span text:style-name="a366" text:class-names=""><text:s text:c="1"/></text:span><text:span text:style-name="a367" text:class-names="">Code</text:span><text:span text:style-name="a368" text:class-names=""/></text:p>
          </draw:text-box>
          <svg:title/>
          <svg:desc/>
        </draw:frame>
      </draw:page>
      <draw:page draw:name="Slide30" draw:style-name="a371" draw:master-page-name="Master1-Layout1-title-Slajd-tytułowy" presentation:presentation-page-layout-name="Master1-PPL1" draw:id="Slide-285">
        <draw:frame draw:id="id65" presentation:style-name="a377" draw:name="Tytuł 1" svg:x="1.66667in" svg:y="1.22743in" svg:width="10in" svg:height="2.61111in" presentation:class="title" presentation:placeholder="false">
          <draw:text-box>
            <text:p text:style-name="a376" text:class-names="" text:cond-style-name=""><text:span text:style-name="a372" text:class-names="">Blockly</text:span><text:span text:style-name="a373" text:class-names=""><text:s text:c="1"/></text:span><text:span text:style-name="a374" text:class-names="">Code</text:span><text:span text:style-name="a375" text:class-names=""/></text:p>
          </draw:text-box>
          <svg:title/>
          <svg:desc/>
        </draw:frame>
        <draw:frame draw:id="id66" presentation:style-name="a383" draw:name="Podtytuł 2" svg:x="1.66667in" svg:y="3.93924in" svg:width="10in" svg:height="1.81076in" presentation:class="subtitle" presentation:placeholder="false">
          <draw:text-box>
            <text:p text:style-name="a380" text:class-names="" text:cond-style-name=""><text:span text:style-name="a378" text:class-names=""><text:a xlink:href="https://blockly-demo.appspot.com/static/demos/code/index.html?lang=pl" text:style-name="" text:visited-style-name="">https://blockly-demo.appspot.com<text:line-break/>/static/demos/code/index.html?lang=pl</text:a></text:span><text:span text:style-name="a379" text:class-names=""/></text:p>
            <text:p text:style-name="a382" text:class-names="" text:cond-style-name=""><text:span text:style-name="a381" text:class-names=""/></text:p>
          </draw:text-box>
          <svg:title/>
          <svg:desc/>
        </draw:frame>
      </draw:page>
      <draw:page draw:name="Slide2" draw:style-name="a384" draw:master-page-name="Master1-Layout2-obj-Tytuł-i-zawartość" presentation:presentation-page-layout-name="Master1-PPL2" draw:id="Slide-257">
        <draw:frame draw:id="id67" presentation:style-name="a387" draw:name="Tytuł 1" svg:x="0.91667in" svg:y="0.39931in" svg:width="11.5in" svg:height="1.44965in" presentation:class="title" presentation:placeholder="false">
          <draw:text-box>
            <text:p text:style-name="a386" text:class-names="" text:cond-style-name=""><text:span text:style-name="a385" text:class-names="">Tworzenie zmiennych</text:span></text:p>
          </draw:text-box>
          <svg:title/>
          <svg:desc/>
        </draw:frame>
        <draw:frame draw:id="id68" presentation:style-name="a400" draw:name="Symbol zastępczy zawartości 2" svg:x="0.91667in" svg:y="1.99653in" svg:width="11.5in" svg:height="4.758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8" text:class-names="">Z menu po lewej wybieramy<text:s text:c="1"/></text:span><text:span text:style-name="a389" text:class-names="">Zmienne</text:span></text:p>
              </text:list-item>
            </text:list>
            <text:list text:style-name="a395">
              <text:list-item>
                <text:p text:style-name="a394" text:class-names="" text:cond-style-name=""><text:span text:style-name="a392" text:class-names="">Wybieramy<text:s text:c="1"/></text:span><text:span text:style-name="a393" text:class-names="">Utwórz zmienną…</text:span></text:p>
              </text:list-item>
            </text:list>
            <text:list text:style-name="a399">
              <text:list-item>
                <text:p text:style-name="a398" text:class-names="" text:cond-style-name=""><text:span text:style-name="a396" text:class-names="">Nadajemy nowej zmiennej nazwę i zatwierdzamy<text:s text:c="1"/></text:span><text:span text:style-name="a397" text:class-names="">OK</text:span></text:p>
              </text:list-item>
            </text:list>
          </draw:text-box>
          <svg:title/>
          <svg:desc/>
        </draw:frame>
      </draw:page>
      <draw:page draw:name="Slide31" draw:style-name="a401" draw:master-page-name="Master1-Layout2-obj-Tytuł-i-zawartość" presentation:presentation-page-layout-name="Master1-PPL2" draw:id="Slide-286">
        <draw:frame draw:id="id69" presentation:style-name="a405" draw:name="Tytuł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Ćwiczenie 1<text:line-break/></text:span><text:span text:style-name="a403" text:class-names="">Zamiana wartości zmiennych</text:span></text:p>
          </draw:text-box>
          <svg:title/>
          <svg:desc/>
        </draw:frame>
        <draw:frame draw:id="id70" presentation:style-name="a439" draw:name="Symbol zastępczy zawartości 2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6" text:class-names="">Tworzymy dwie zmienne:<text:s text:c="1"/></text:span><text:span text:style-name="a407" text:class-names="">a</text:span><text:span text:style-name="a408" text:class-names=""><text:s text:c="1"/>i<text:s text:c="1"/></text:span><text:span text:style-name="a409" text:class-names="">b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Przypisujemy im wartości:</text:span></text:p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5" text:class-names="">a</text:span><text:span text:style-name="a416" text:class-names=""><text:s text:c="1"/>:= „jabłko”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9" text:class-names="">b</text:span><text:span text:style-name="a420" text:class-names=""><text:s text:c="1"/>:= „gruszka”</text:span></text:p>
                  </text:list-item>
                </text:list>
              </text:list-item>
            </text:list>
            <text:list text:style-name="a430">
              <text:list-item>
                <text:p text:style-name="a429" text:class-names="" text:cond-style-name=""><text:span text:style-name="a423" text:class-names="">Zadanie:<text:s text:c="1"/></text:span><text:span text:style-name="a424" text:class-names="">zamienić zmienne<text:s text:c="1"/></text:span><text:span text:style-name="a425" text:class-names="">a</text:span><text:span text:style-name="a426" text:class-names=""><text:s text:c="1"/>i<text:s text:c="1"/></text:span><text:span text:style-name="a427" text:class-names="">b</text:span><text:span text:style-name="a428" text:class-names=""><text:s text:c="1"/>wartościami, tak aby:</text:span></text:p>
              </text:list-item>
            </text:list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1" text:class-names="">a</text:span><text:span text:style-name="a432" text:class-names=""><text:s text:c="1"/>== „gruszka”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p text:style-name="a437" text:class-names="" text:cond-style-name=""><text:span text:style-name="a435" text:class-names="">b</text:span><text:span text:style-name="a436" text:class-names=""><text:s text:c="1"/>== „jabłko”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3" draw:style-name="a440" draw:master-page-name="Master1-Layout2-obj-Tytuł-i-zawartość" presentation:presentation-page-layout-name="Master1-PPL2" draw:id="Slide-298">
        <draw:frame draw:id="id71" presentation:style-name="a444" draw:name="Tytuł 1" svg:x="0.91667in" svg:y="0.39931in" svg:width="11.5in" svg:height="1.44965in" presentation:class="title" presentation:placeholder="false">
          <draw:text-box>
            <text:p text:style-name="a443" text:class-names="" text:cond-style-name=""><text:span text:style-name="a441" text:class-names="">Ćwiczenie 1<text:line-break/></text:span><text:span text:style-name="a442" text:class-names="">Zamiana wartości zmiennych</text:span></text:p>
          </draw:text-box>
          <svg:title/>
          <svg:desc/>
        </draw:frame>
        <draw:frame draw:id="id72" presentation:style-name="a501" draw:name="Symbol zastępczy zawartości 2" svg:x="0.91667in" svg:y="1.99653in" svg:width="11.5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45" text:class-names="">Tworzymy zmienne<text:s text:c="1"/></text:span><text:span text:style-name="a446" text:class-names="">a</text:span><text:span text:style-name="a447" text:class-names="">,<text:s text:c="1"/></text:span><text:span text:style-name="a448" text:class-names="">b</text:span><text:span text:style-name="a449" text:class-names="">,<text:s text:c="1"/></text:span><text:span text:style-name="a450" text:class-names="">c</text:span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a</text:span><text:span text:style-name="a454" text:class-names=""><text:s text:c="1"/>:= „jabłko”</text:span></text:p>
              </text:list-item>
            </text:list>
            <text:list text:style-name="a460">
              <text:list-item>
                <text:p text:style-name="a459" text:class-names="" text:cond-style-name=""><text:span text:style-name="a457" text:class-names="">b</text:span><text:span text:style-name="a458" text:class-names=""><text:s text:c="1"/>:= „gruszka”</text:span></text:p>
              </text:list-item>
            </text:list>
            <text:list text:style-name="a469">
              <text:list-item>
                <text:p text:style-name="a468" text:class-names="" text:cond-style-name=""><text:span text:style-name="a461" text:class-names="">Wydrukuj wartości<text:s text:c="1"/></text:span><text:span text:style-name="a462" text:class-names="">a</text:span><text:span text:style-name="a463" text:class-names=""><text:s text:c="1"/></text:span><text:span text:style-name="a464" text:class-names="">i</text:span><text:span text:style-name="a465" text:class-names=""><text:s text:c="1"/></text:span><text:span text:style-name="a466" text:class-names="">b</text:span><text:span text:style-name="a467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0" text:class-names="">c</text:span><text:span text:style-name="a471" text:class-names=""><text:s text:c="1"/></text:span><text:span text:style-name="a472" text:class-names="">:=<text:s text:c="1"/></text:span><text:span text:style-name="a473" text:class-names="">a</text:span><text:span text:style-name="a474" text:class-names=""/></text:p>
              </text:list-item>
            </text:list>
            <text:list text:style-name="a482">
              <text:list-item>
                <text:p text:style-name="a481" text:class-names="" text:cond-style-name=""><text:span text:style-name="a477" text:class-names="">a</text:span><text:span text:style-name="a478" text:class-names=""><text:s text:c="1"/>:=<text:s text:c="1"/></text:span><text:span text:style-name="a479" text:class-names="">b</text:span><text:span text:style-name="a480" text:class-names=""/></text:p>
              </text:list-item>
            </text:list>
            <text:list text:style-name="a488">
              <text:list-item>
                <text:p text:style-name="a487" text:class-names="" text:cond-style-name=""><text:span text:style-name="a483" text:class-names="">b</text:span><text:span text:style-name="a484" text:class-names=""><text:s text:c="1"/>:=<text:s text:c="1"/></text:span><text:span text:style-name="a485" text:class-names="">c</text:span><text:span text:style-name="a486" text:class-names=""/></text:p>
              </text:list-item>
            </text:list>
            <text:list text:style-name="a497">
              <text:list-item>
                <text:p text:style-name="a496" text:class-names="" text:cond-style-name=""><text:span text:style-name="a489" text:class-names="">Wydrukuj wartości<text:s text:c="1"/></text:span><text:span text:style-name="a490" text:class-names="">a</text:span><text:span text:style-name="a491" text:class-names=""><text:s text:c="1"/></text:span><text:span text:style-name="a492" text:class-names="">i</text:span><text:span text:style-name="a493" text:class-names=""><text:s text:c="1"/></text:span><text:span text:style-name="a494" text:class-names="">b</text:span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32" draw:style-name="a502" draw:master-page-name="Master1-Layout2-obj-Tytuł-i-zawartość" presentation:presentation-page-layout-name="Master1-PPL2" draw:id="Slide-287">
        <draw:frame draw:id="id73" presentation:style-name="a506" draw:name="Tytuł 1" svg:x="0.91667in" svg:y="0.39931in" svg:width="11.5in" svg:height="1.44965in" presentation:class="title" presentation:placeholder="false">
          <draw:text-box>
            <text:p text:style-name="a505" text:class-names="" text:cond-style-name=""><text:span text:style-name="a503" text:class-names="">Ćwiczenie 2<text:line-break/></text:span><text:span text:style-name="a504" text:class-names="">Wypisanie liczb od 1 do 5</text:span></text:p>
          </draw:text-box>
          <svg:title/>
          <svg:desc/>
        </draw:frame>
        <draw:frame draw:id="id74" presentation:style-name="a515" draw:name="Symbol zastępczy zawartości 2" svg:x="0.91667in" svg:y="1.99653in" svg:width="11.5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Zadanie: wypisać liczby od 1 do 5</text:span></text:p>
              </text:list-item>
            </text:list>
            <text:list text:style-name="a514">
              <text:list-item>
                <text:p text:style-name="a513" text:class-names="" text:cond-style-name=""><text:span text:style-name="a510" text:class-names="">Jak to zrobić bez pięciu instrukcji<text:s text:c="1"/></text:span><text:span text:style-name="a511" text:class-names="">wydrukuj</text:span><text:span text:style-name="a512" text:class-names="">?</text:span></text:p>
              </text:list-item>
            </text:list>
          </draw:text-box>
          <svg:title/>
          <svg:desc/>
        </draw:frame>
      </draw:page>
      <draw:page draw:name="Slide44" draw:style-name="a516" draw:master-page-name="Master1-Layout2-obj-Tytuł-i-zawartość" presentation:presentation-page-layout-name="Master1-PPL2" draw:id="Slide-299">
        <draw:frame draw:id="id75" presentation:style-name="a520" draw:name="Tytuł 1" svg:x="0.91667in" svg:y="0.39931in" svg:width="11.5in" svg:height="1.44965in" presentation:class="title" presentation:placeholder="false">
          <draw:text-box>
            <text:p text:style-name="a519" text:class-names="" text:cond-style-name=""><text:span text:style-name="a517" text:class-names="">Ćwiczenie 2<text:line-break/></text:span><text:span text:style-name="a518" text:class-names="">Wypisanie liczb od 1 do 5</text:span></text:p>
          </draw:text-box>
          <svg:title/>
          <svg:desc/>
        </draw:frame>
        <draw:frame draw:id="id76" presentation:style-name="a532" draw:name="Symbol zastępczy zawartości 2" svg:x="0.91667in" svg:y="1.99653in" svg:width="11.5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1" text:class-names="">Dla<text:s text:c="1"/></text:span><text:span text:style-name="a522" text:class-names="">i := 1</text:span><text:span text:style-name="a523" text:class-names=""><text:s text:c="1"/>do<text:s text:c="1"/></text:span><text:span text:style-name="a524" text:class-names="">5</text:span><text:span text:style-name="a525" text:class-names=""><text:s text:c="1"/>wykonuj:</text:span></text:p>
              </text:list-item>
            </text:list>
            <text:list text:style-name="a531">
              <text:list-item>
                <text:list text:style-name="a531">
                  <text:list-item>
                    <text:p text:style-name="a530" text:class-names="" text:cond-style-name=""><text:span text:style-name="a528" text:class-names="">Wydrukuj<text:s text:c="1"/></text:span><text:span text:style-name="a529" text:class-names="">i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533" draw:master-page-name="Master1-Layout2-obj-Tytuł-i-zawartość" presentation:presentation-page-layout-name="Master1-PPL2" draw:id="Slide-288">
        <draw:frame draw:id="id77" presentation:style-name="a537" draw:name="Tytuł 1" svg:x="0.91667in" svg:y="0.39931in" svg:width="11.5in" svg:height="1.44965in" presentation:class="title" presentation:placeholder="false">
          <draw:text-box>
            <text:p text:style-name="a536" text:class-names="" text:cond-style-name=""><text:span text:style-name="a534" text:class-names="">Ćwiczenie 3<text:line-break/></text:span><text:span text:style-name="a535" text:class-names="">Wypisanie podwojonych liczb od 1 do 5</text:span></text:p>
          </draw:text-box>
          <svg:title/>
          <svg:desc/>
        </draw:frame>
        <draw:frame draw:id="id78" presentation:style-name="a554" draw:name="Symbol zastępczy zawartości 2" svg:x="0.91667in" svg:y="1.99653in" svg:width="11.5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38" text:class-names="">Zadanie: wypisać liczby<text:s text:c="1"/></text:span><text:span text:style-name="a539" text:class-names="">2</text:span><text:span text:style-name="a540" text:class-names="">,<text:s text:c="1"/></text:span><text:span text:style-name="a541" text:class-names="">4</text:span><text:span text:style-name="a542" text:class-names="">,<text:s text:c="1"/></text:span><text:span text:style-name="a543" text:class-names="">6</text:span><text:span text:style-name="a544" text:class-names="">,<text:s text:c="1"/></text:span><text:span text:style-name="a545" text:class-names="">8</text:span><text:span text:style-name="a546" text:class-names="">,<text:s text:c="1"/></text:span><text:span text:style-name="a547" text:class-names="">10</text:span></text:p>
              </text:list-item>
            </text:list>
            <text:list text:style-name="a553">
              <text:list-item>
                <text:p text:style-name="a552" text:class-names="" text:cond-style-name=""><text:span text:style-name="a550" text:class-names="">Należy wykorzystać tylko jedną instrukcję<text:s text:c="1"/></text:span><text:span text:style-name="a551" text:class-names="">wydrukuj</text:span></text:p>
              </text:list-item>
            </text:list>
          </draw:text-box>
          <svg:title/>
          <svg:desc/>
        </draw:frame>
      </draw:page>
      <draw:page draw:name="Slide45" draw:style-name="a555" draw:master-page-name="Master1-Layout2-obj-Tytuł-i-zawartość" presentation:presentation-page-layout-name="Master1-PPL2" draw:id="Slide-300">
        <draw:frame draw:id="id79" presentation:style-name="a559" draw:name="Tytuł 1" svg:x="0.91667in" svg:y="0.39931in" svg:width="11.5in" svg:height="1.44965in" presentation:class="title" presentation:placeholder="false">
          <draw:text-box>
            <text:p text:style-name="a558" text:class-names="" text:cond-style-name=""><text:span text:style-name="a556" text:class-names="">Ćwiczenie 3<text:line-break/></text:span><text:span text:style-name="a557" text:class-names="">Wypisanie podwojonych liczb od 1 do 5</text:span></text:p>
          </draw:text-box>
          <svg:title/>
          <svg:desc/>
        </draw:frame>
        <draw:frame draw:id="id80" presentation:style-name="a571" draw:name="Symbol zastępczy zawartości 2" svg:x="0.91667in" svg:y="1.99653in" svg:width="11.5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0" text:class-names="">Dla<text:s text:c="1"/></text:span><text:span text:style-name="a561" text:class-names="">i := 1</text:span><text:span text:style-name="a562" text:class-names=""><text:s text:c="1"/>do<text:s text:c="1"/></text:span><text:span text:style-name="a563" text:class-names="">5</text:span><text:span text:style-name="a564" text:class-names=""><text:s text:c="1"/>wykonuj:</text:span></text:p>
              </text:list-item>
            </text:list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7" text:class-names="">Wydrukuj<text:s text:c="1"/></text:span><text:span text:style-name="a568" text:class-names="">2*i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572" draw:master-page-name="Master1-Layout2-obj-Tytuł-i-zawartość" presentation:presentation-page-layout-name="Master1-PPL2" draw:id="Slide-289">
        <draw:frame draw:id="id81" presentation:style-name="a576" draw:name="Tytuł 1" svg:x="0.91667in" svg:y="0.39931in" svg:width="11.5in" svg:height="1.44965in" presentation:class="title" presentation:placeholder="false">
          <draw:text-box>
            <text:p text:style-name="a575" text:class-names="" text:cond-style-name=""><text:span text:style-name="a573" text:class-names="">Ćwiczenie 4<text:line-break/></text:span><text:span text:style-name="a574" text:class-names="">Suma dwóch zmiennych</text:span></text:p>
          </draw:text-box>
          <svg:title/>
          <svg:desc/>
        </draw:frame>
        <draw:frame draw:id="id82" presentation:style-name="a606" draw:name="Symbol zastępczy zawartości 2" svg:x="0.91667in" svg:y="1.99653in" svg:width="11.5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77" text:class-names="">Tworzymy dwie zmienne:<text:s text:c="1"/></text:span><text:span text:style-name="a578" text:class-names="">x</text:span><text:span text:style-name="a579" text:class-names=""><text:s text:c="1"/>i<text:s text:c="1"/></text:span><text:span text:style-name="a580" text:class-names="">y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Przypisujemy im wartości:</text:span></text:p>
              </text:list-item>
            </text:list>
            <text:list text:style-name="a590">
              <text:list-item>
                <text:list text:style-name="a590">
                  <text:list-item>
                    <text:p text:style-name="a589" text:class-names="" text:cond-style-name=""><text:span text:style-name="a586" text:class-names="">x</text:span><text:span text:style-name="a587" text:class-names=""><text:s text:c="1"/>:=<text:s text:c="1"/></text:span><text:span text:style-name="a588" text:class-names="">10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p text:style-name="a595" text:class-names="" text:cond-style-name=""><text:span text:style-name="a591" text:class-names="">y</text:span><text:span text:style-name="a592" text:class-names=""><text:s text:c="1"/>:=<text:s text:c="1"/></text:span><text:span text:style-name="a593" text:class-names="">15</text:span><text:span text:style-name="a594" text:class-names=""/></text:p>
                  </text:list-item>
                </text:list>
              </text:list-item>
            </text:list>
            <text:list text:style-name="a605">
              <text:list-item>
                <text:p text:style-name="a604" text:class-names="" text:cond-style-name=""><text:span text:style-name="a597" text:class-names="">Zadanie: dodać do siebie wartości zmiennych<text:s text:c="1"/></text:span><text:span text:style-name="a598" text:class-names="">x</text:span><text:span text:style-name="a599" text:class-names=""><text:s text:c="1"/>i<text:s text:c="1"/></text:span><text:span text:style-name="a600" text:class-names="">y</text:span><text:span text:style-name="a601" text:class-names="">, a następnie wynik zapisać w zmiennej<text:s text:c="1"/></text:span><text:span text:style-name="a602" text:class-names="">x</text:span><text:span text:style-name="a603" text:class-names=""/></text:p>
              </text:list-item>
            </text:list>
          </draw:text-box>
          <svg:title/>
          <svg:desc/>
        </draw:frame>
      </draw:page>
      <draw:page draw:name="Slide46" draw:style-name="a607" draw:master-page-name="Master1-Layout2-obj-Tytuł-i-zawartość" presentation:presentation-page-layout-name="Master1-PPL2" draw:id="Slide-301">
        <draw:frame draw:id="id83" presentation:style-name="a611" draw:name="Tytuł 1" svg:x="0.91667in" svg:y="0.39931in" svg:width="11.5in" svg:height="1.44965in" presentation:class="title" presentation:placeholder="false">
          <draw:text-box>
            <text:p text:style-name="a610" text:class-names="" text:cond-style-name=""><text:span text:style-name="a608" text:class-names="">Ćwiczenie 4<text:line-break/></text:span><text:span text:style-name="a609" text:class-names="">Suma dwóch zmiennych</text:span></text:p>
          </draw:text-box>
          <svg:title/>
          <svg:desc/>
        </draw:frame>
        <draw:frame draw:id="id84" presentation:style-name="a621" draw:name="Symbol zastępczy zawartości 2" svg:x="0.91667in" svg:y="1.99653in" svg:width="11.5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x := 10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y := 15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x := x + y</text:span></text:p>
              </text:list-item>
            </text:list>
          </draw:text-box>
          <svg:title/>
          <svg:desc/>
        </draw:frame>
      </draw:page>
      <draw:page draw:name="Slide35" draw:style-name="a622" draw:master-page-name="Master1-Layout2-obj-Tytuł-i-zawartość" presentation:presentation-page-layout-name="Master1-PPL2" draw:id="Slide-290">
        <draw:frame draw:id="id85" presentation:style-name="a626" draw:name="Tytuł 1" svg:x="0.91667in" svg:y="0.39931in" svg:width="11.5in" svg:height="1.44965in" presentation:class="title" presentation:placeholder="false">
          <draw:text-box>
            <text:p text:style-name="a625" text:class-names="" text:cond-style-name=""><text:span text:style-name="a623" text:class-names="">Ćwiczenie 5<text:line-break/></text:span><text:span text:style-name="a624" text:class-names="">Suma liczb od 1 do 10</text:span></text:p>
          </draw:text-box>
          <svg:title/>
          <svg:desc/>
        </draw:frame>
        <draw:frame draw:id="id86" presentation:style-name="a633" draw:name="Symbol zastępczy zawartości 2" svg:x="0.91667in" svg:y="1.99653in" svg:width="11.5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Zadanie: policz sumę liczb od 1 do 10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Należy wykorzystać jedną instrukcję dodawania</text:span></text:p>
              </text:list-item>
            </text:list>
          </draw:text-box>
          <svg:title/>
          <svg:desc/>
        </draw:frame>
      </draw:page>
      <draw:page draw:name="Slide36" draw:style-name="a634" draw:master-page-name="Master1-Layout2-obj-Tytuł-i-zawartość" presentation:presentation-page-layout-name="Master1-PPL2" draw:id="Slide-291">
        <draw:frame draw:id="id87" presentation:style-name="a638" draw:name="Tytuł 1" svg:x="0.91667in" svg:y="0.39931in" svg:width="11.5in" svg:height="1.44965in" presentation:class="title" presentation:placeholder="false">
          <draw:text-box>
            <text:p text:style-name="a637" text:class-names="" text:cond-style-name=""><text:span text:style-name="a635" text:class-names="">Ćwiczenie 5<text:line-break/></text:span><text:span text:style-name="a636" text:class-names="">Suma liczb od 1 do 10</text:span></text:p>
          </draw:text-box>
          <svg:title/>
          <svg:desc/>
        </draw:frame>
        <draw:frame draw:id="id88" presentation:style-name="a642" draw:name="Symbol zastępczy zawartości 2" svg:x="0.91667in" svg:y="1.99653in" svg:width="11.5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Pomysł: wykorzystać pętlę</text:span></text:p>
              </text:list-item>
            </text:list>
          </draw:text-box>
          <svg:title/>
          <svg:desc/>
        </draw:frame>
      </draw:page>
      <draw:page draw:name="Slide37" draw:style-name="a643" draw:master-page-name="Master1-Layout2-obj-Tytuł-i-zawartość" presentation:presentation-page-layout-name="Master1-PPL2" draw:id="Slide-292">
        <draw:frame draw:id="id89" presentation:style-name="a647" draw:name="Tytuł 1" svg:x="0.91667in" svg:y="0.39931in" svg:width="11.5in" svg:height="1.44965in" presentation:class="title" presentation:placeholder="false">
          <draw:text-box>
            <text:p text:style-name="a646" text:class-names="" text:cond-style-name=""><text:span text:style-name="a644" text:class-names="">Ćwiczenie 5<text:line-break/></text:span><text:span text:style-name="a645" text:class-names="">Suma liczb od 1 do 10</text:span></text:p>
          </draw:text-box>
          <svg:title/>
          <svg:desc/>
        </draw:frame>
        <draw:frame draw:id="id90" presentation:style-name="a654" draw:name="Symbol zastępczy zawartości 2" svg:x="0.91667in" svg:y="1.99653in" svg:width="11.5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Pomysł: wykorzystać pętlę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worzymy pętlę, która przechodzi od 1 do 10</text:span></text:p>
              </text:list-item>
            </text:list>
          </draw:text-box>
          <svg:title/>
          <svg:desc/>
        </draw:frame>
      </draw:page>
      <draw:page draw:name="Slide38" draw:style-name="a655" draw:master-page-name="Master1-Layout2-obj-Tytuł-i-zawartość" presentation:presentation-page-layout-name="Master1-PPL2" draw:id="Slide-293">
        <draw:frame draw:id="id91" presentation:style-name="a659" draw:name="Tytuł 1" svg:x="0.91667in" svg:y="0.39931in" svg:width="11.5in" svg:height="1.44965in" presentation:class="title" presentation:placeholder="false">
          <draw:text-box>
            <text:p text:style-name="a658" text:class-names="" text:cond-style-name=""><text:span text:style-name="a656" text:class-names="">Ćwiczenie 5<text:line-break/></text:span><text:span text:style-name="a657" text:class-names="">Suma liczb od 1 do 10</text:span></text:p>
          </draw:text-box>
          <svg:title/>
          <svg:desc/>
        </draw:frame>
        <draw:frame draw:id="id92" presentation:style-name="a669" draw:name="Symbol zastępczy zawartości 2" svg:x="0.91667in" svg:y="1.99653in" svg:width="11.5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Pomysł: wykorzystać pętlę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Tworzymy pętlę, która przechodzi od 1 do 10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Licznik pętli będzie przyjmował wartości, które musimy zsumować</text:span></text:p>
              </text:list-item>
            </text:list>
          </draw:text-box>
          <svg:title/>
          <svg:desc/>
        </draw:frame>
      </draw:page>
      <draw:page draw:name="Slide39" draw:style-name="a670" draw:master-page-name="Master1-Layout2-obj-Tytuł-i-zawartość" presentation:presentation-page-layout-name="Master1-PPL2" draw:id="Slide-294">
        <draw:frame draw:id="id93" presentation:style-name="a674" draw:name="Tytuł 1" svg:x="0.91667in" svg:y="0.39931in" svg:width="11.5in" svg:height="1.44965in" presentation:class="title" presentation:placeholder="false">
          <draw:text-box>
            <text:p text:style-name="a673" text:class-names="" text:cond-style-name=""><text:span text:style-name="a671" text:class-names="">Ćwiczenie 5<text:line-break/></text:span><text:span text:style-name="a672" text:class-names="">Suma liczb od 1 do 10</text:span></text:p>
          </draw:text-box>
          <svg:title/>
          <svg:desc/>
        </draw:frame>
        <draw:frame draw:id="id94" presentation:style-name="a687" draw:name="Symbol zastępczy zawartości 2" svg:x="0.91667in" svg:y="1.99653in" svg:width="11.5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Pomysł: wykorzystać pętlę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worzymy pętlę, która przechodzi od 1 do 10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Licznik pętli będzie przyjmował wartości, które musimy zsumować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Sumę musimy gdzieś zapisywać – w odpowiedniej zmiennej</text:span></text:p>
              </text:list-item>
            </text:list>
          </draw:text-box>
          <svg:title/>
          <svg:desc/>
        </draw:frame>
      </draw:page>
      <draw:page draw:name="Slide40" draw:style-name="a688" draw:master-page-name="Master1-Layout2-obj-Tytuł-i-zawartość" presentation:presentation-page-layout-name="Master1-PPL2" draw:id="Slide-295">
        <draw:frame draw:id="id95" presentation:style-name="a692" draw:name="Tytuł 1" svg:x="0.91667in" svg:y="0.39931in" svg:width="11.5in" svg:height="1.44965in" presentation:class="title" presentation:placeholder="false">
          <draw:text-box>
            <text:p text:style-name="a691" text:class-names="" text:cond-style-name=""><text:span text:style-name="a689" text:class-names="">Ćwiczenie 5<text:line-break/></text:span><text:span text:style-name="a690" text:class-names="">Suma liczb od 1 do 10</text:span></text:p>
          </draw:text-box>
          <svg:title/>
          <svg:desc/>
        </draw:frame>
        <draw:frame draw:id="id96" presentation:style-name="a708" draw:name="Symbol zastępczy zawartości 2" svg:x="0.91667in" svg:y="1.99653in" svg:width="11.5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Pomysł: wykorzystać pętlę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worzymy pętlę, która przechodzi od 1 do 10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Licznik pętli będzie przyjmował wartości, które musimy zsumować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Sumę musimy gdzieś zapisywać – w odpowiedniej zmiennej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Licznik pętli będziemy dodawać do naszej sumy</text:span></text:p>
              </text:list-item>
            </text:list>
          </draw:text-box>
          <svg:title/>
          <svg:desc/>
        </draw:frame>
      </draw:page>
      <draw:page draw:name="Slide41" draw:style-name="a709" draw:master-page-name="Master1-Layout2-obj-Tytuł-i-zawartość" presentation:presentation-page-layout-name="Master1-PPL2" draw:id="Slide-296">
        <draw:frame draw:id="id97" presentation:style-name="a713" draw:name="Tytuł 1" svg:x="0.91667in" svg:y="0.39931in" svg:width="11.5in" svg:height="1.44965in" presentation:class="title" presentation:placeholder="false">
          <draw:text-box>
            <text:p text:style-name="a712" text:class-names="" text:cond-style-name=""><text:span text:style-name="a710" text:class-names="">Ćwiczenie 5<text:line-break/></text:span><text:span text:style-name="a711" text:class-names="">Suma liczb od 1 do 10</text:span></text:p>
          </draw:text-box>
          <svg:title/>
          <svg:desc/>
        </draw:frame>
        <draw:frame draw:id="id98" presentation:style-name="a732" draw:name="Symbol zastępczy zawartości 2" svg:x="0.91667in" svg:y="1.99653in" svg:width="11.5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Pomysł: wykorzystać pętlę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Tworzymy pętlę, która przechodzi od 1 do 10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Licznik pętli będzie przyjmował wartości, które musimy zsumować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>Sumę musimy gdzieś zapisywać – w odpowiedniej zmiennej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Licznik pętli będziemy dodawać do naszej sumy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Pamiętajmy o inicjalizacji! Jaka będzie wartość sumy na początku?</text:span></text:p>
              </text:list-item>
            </text:list>
          </draw:text-box>
          <svg:title/>
          <svg:desc/>
        </draw:frame>
      </draw:page>
      <draw:page draw:name="Slide47" draw:style-name="a733" draw:master-page-name="Master1-Layout2-obj-Tytuł-i-zawartość" presentation:presentation-page-layout-name="Master1-PPL2" draw:id="Slide-302">
        <draw:frame draw:id="id99" presentation:style-name="a737" draw:name="Tytuł 1" svg:x="0.91667in" svg:y="0.39931in" svg:width="11.5in" svg:height="1.44965in" presentation:class="title" presentation:placeholder="false">
          <draw:text-box>
            <text:p text:style-name="a736" text:class-names="" text:cond-style-name=""><text:span text:style-name="a734" text:class-names="">Ćwiczenie 5<text:line-break/></text:span><text:span text:style-name="a735" text:class-names="">Suma liczb od 1 do 10</text:span></text:p>
          </draw:text-box>
          <svg:title/>
          <svg:desc/>
        </draw:frame>
        <draw:frame draw:id="id100" presentation:style-name="a755" draw:name="Symbol zastępczy zawartości 2" svg:x="0.91667in" svg:y="1.99653in" svg:width="11.5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suma := 0</text:span></text:p>
              </text:list-item>
            </text:list>
            <text:list text:style-name="a747">
              <text:list-item>
                <text:p text:style-name="a746" text:class-names="" text:cond-style-name=""><text:span text:style-name="a741" text:class-names="">Dla<text:s text:c="1"/></text:span><text:span text:style-name="a742" text:class-names="">i := 1<text:s text:c="1"/></text:span><text:span text:style-name="a743" text:class-names="">do<text:s text:c="1"/></text:span><text:span text:style-name="a744" text:class-names="">10</text:span><text:span text:style-name="a745" text:class-names=""><text:s text:c="1"/>wykonuj:</text:span></text:p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suma := suma + i</text:span></text:p>
                  </text:list-item>
                </text:list>
              </text:list-item>
            </text:list>
            <text:list text:style-name="a754">
              <text:list-item>
                <text:p text:style-name="a753" text:class-names="" text:cond-style-name=""><text:span text:style-name="a751" text:class-names="">Wydrukuj<text:s text:c="1"/></text:span><text:span text:style-name="a752" text:class-names="">suma</text:span></text:p>
              </text:list-item>
            </text:list>
          </draw:text-box>
          <svg:title/>
          <svg:desc/>
        </draw:frame>
      </draw:page>
      <draw:page draw:name="Slide49" draw:style-name="a756" draw:master-page-name="Master1-Layout2-obj-Tytuł-i-zawartość" presentation:presentation-page-layout-name="Master1-PPL2" draw:id="Slide-304">
        <draw:frame draw:id="id101" presentation:style-name="a760" draw:name="Tytuł 1" svg:x="0.91667in" svg:y="0.39931in" svg:width="11.5in" svg:height="1.44965in" presentation:class="title" presentation:placeholder="false">
          <draw:text-box>
            <text:p text:style-name="a759" text:class-names="" text:cond-style-name=""><text:span text:style-name="a757" text:class-names="">Ćwiczenie 5<text:line-break/></text:span><text:span text:style-name="a758" text:class-names="">Suma liczb od 1 do 10</text:span></text:p>
          </draw:text-box>
          <svg:title/>
          <svg:desc/>
        </draw:frame>
        <draw:frame draw:id="id102" presentation:style-name="a783" draw:name="Symbol zastępczy zawartości 2" svg:x="0.91667in" svg:y="1.99653in" svg:width="11.5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suma == 0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i == 1, suma == 1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i == 2, suma == 3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i == 3, suma == 6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i == 4, suma == 10</text:span></text:p>
              </text:list-item>
            </text:list>
            <text:list text:style-name="a779">
              <text:list-item>
                <text:p text:style-name="a778" text:class-names="" text:cond-style-name=""><text:span text:style-name="a776" text:class-names="">…</text:span><text:span text:style-name="a777" text:class-names=""/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42" draw:style-name="a784" draw:master-page-name="Master1-Layout2-obj-Tytuł-i-zawartość" presentation:presentation-page-layout-name="Master1-PPL2" draw:id="Slide-297">
        <draw:frame draw:id="id103" presentation:style-name="a788" draw:name="Tytuł 1" svg:x="0.91667in" svg:y="0.39931in" svg:width="11.5in" svg:height="1.44965in" presentation:class="title" presentation:placeholder="false">
          <draw:text-box>
            <text:p text:style-name="a787" text:class-names="" text:cond-style-name=""><text:span text:style-name="a785" text:class-names="">Ćwiczenie 6<text:line-break/></text:span><text:span text:style-name="a786" text:class-names="">Suma liczb od 1 do n</text:span></text:p>
          </draw:text-box>
          <svg:title/>
          <svg:desc/>
        </draw:frame>
        <draw:frame draw:id="id104" presentation:style-name="a795" draw:name="Symbol zastępczy zawartości 2" svg:x="0.91667in" svg:y="1.99653in" svg:width="11.5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Tworzymy zmienną n i wczytujemy jej wartość od użytkownika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Następnie liczymy sumę jak poprzednio, ale nie od 1 do 10, tylko od 1 do n</text:span></text:p>
              </text:list-item>
            </text:list>
          </draw:text-box>
          <svg:title/>
          <svg:desc/>
        </draw:frame>
      </draw:page>
      <draw:page draw:name="Slide48" draw:style-name="a796" draw:master-page-name="Master1-Layout2-obj-Tytuł-i-zawartość" presentation:presentation-page-layout-name="Master1-PPL2" draw:id="Slide-303">
        <draw:frame draw:id="id105" presentation:style-name="a800" draw:name="Tytuł 1" svg:x="0.91667in" svg:y="0.39931in" svg:width="11.5in" svg:height="1.44965in" presentation:class="title" presentation:placeholder="false">
          <draw:text-box>
            <text:p text:style-name="a799" text:class-names="" text:cond-style-name=""><text:span text:style-name="a797" text:class-names="">Ćwiczenie 6<text:line-break/></text:span><text:span text:style-name="a798" text:class-names="">Suma liczb od 1 do n</text:span></text:p>
          </draw:text-box>
          <svg:title/>
          <svg:desc/>
        </draw:frame>
        <draw:frame draw:id="id106" presentation:style-name="a822" draw:name="Symbol zastępczy zawartości 2" svg:x="0.91667in" svg:y="1.99653in" svg:width="11.5in" svg:height="4.75868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1" text:class-names="">Wczytaj</text:span><text:span text:style-name="a802" text:class-names=""><text:s text:c="1"/>n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suma := 0</text:span></text:p>
              </text:list-item>
            </text:list>
            <text:list text:style-name="a814">
              <text:list-item>
                <text:p text:style-name="a813" text:class-names="" text:cond-style-name=""><text:span text:style-name="a808" text:class-names="">Dla<text:s text:c="1"/></text:span><text:span text:style-name="a809" text:class-names="">i := 1<text:s text:c="1"/></text:span><text:span text:style-name="a810" text:class-names="">do<text:s text:c="1"/></text:span><text:span text:style-name="a811" text:class-names="">n</text:span><text:span text:style-name="a812" text:class-names=""><text:s text:c="1"/>wykonuj:</text:span></text:p>
              </text:list-item>
            </text:list>
            <text:list text:style-name="a817">
              <text:list-item>
                <text:list text:style-name="a817">
                  <text:list-item>
                    <text:p text:style-name="a816" text:class-names="" text:cond-style-name=""><text:span text:style-name="a815" text:class-names="">suma := suma + i</text:span></text:p>
                  </text:list-item>
                </text:list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Wydrukuj<text:s text:c="1"/></text:span><text:span text:style-name="a819" text:class-names="">suma</text:span></text:p>
              </text:list-item>
            </text:list>
          </draw:text-box>
          <svg:title/>
          <svg:desc/>
        </draw:frame>
      </draw:page>
      <draw:page draw:name="Slide12" draw:style-name="a823" draw:master-page-name="Master1-Layout2-obj-Tytuł-i-zawartość" presentation:presentation-page-layout-name="Master1-PPL2" draw:id="Slide-267">
        <draw:frame draw:id="id107" presentation:style-name="a826" draw:name="Tytuł 1" svg:x="0.91667in" svg:y="0.39931in" svg:width="11.5in" svg:height="1.44965in" presentation:class="title" presentation:placeholder="false">
          <draw:text-box>
            <text:p text:style-name="a825" text:class-names="" text:cond-style-name=""><text:span text:style-name="a824" text:class-names="">Źródła</text:span></text:p>
          </draw:text-box>
          <svg:title/>
          <svg:desc/>
        </draw:frame>
        <draw:frame draw:id="id108" presentation:style-name="a865" draw:name="Symbol zastępczy zawartości 2" svg:x="0.91667in" svg:y="1.99653in" svg:width="11.5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7" text:class-names=""><text:a xlink:href="https://pixabay.com/en/box-empty-cardboard-package-pack-550594/" text:style-name="" text:visited-style-name="">https://pixabay.com/en/box-empty-cardboard-package-pack-550594/</text:a></text:span><text:span text:style-name="a828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1" text:class-names=""><text:a xlink:href="http://pngimg.com/download/12405" text:style-name="" text:visited-style-name="">http://pngimg.com/download/12405</text:a></text:span><text:span text:style-name="a832" text:class-names=""/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<text:a xlink:href="http://www.pngall.com/pear-png" text:style-name="" text:visited-style-name="">http://www.pngall.com/pear-png</text:a></text:span><text:span text:style-name="a836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9" text:class-names=""><text:a xlink:href="https://pixabay.com/p-310571/?no_redirect" text:style-name="" text:visited-style-name="">https://pixabay.com/p-310571/?no_redirect</text:a></text:span><text:span text:style-name="a840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<text:a xlink:href="https://pixabay.com/p-575543/?no_redirect" text:style-name="" text:visited-style-name="">https://pixabay.com/p-575543/?no_redirect</text:a></text:span><text:span text:style-name="a844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30.07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30.07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30.07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30.07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30.07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30.07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30.07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30.07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30.07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30.07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30.07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30.07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Damian Kurpiewski</meta:initial-creator>
    <dc:creator>Damian Kurpiewski</dc:creator>
    <meta:creation-date>2018-06-04T18:42:26Z</meta:creation-date>
    <dc:date>2018-11-10T18:48:38Z</dc:date>
    <meta:editing-cycles>29</meta:editing-cycles>
    <meta:editing-duration>PT44947S</meta:editing-duration>
    <meta:document-statistic meta:paragraph-count="108" meta:word-count="570"/>
  </office:meta>
</office:document-meta>
</file>